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4000002C8C45E30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772953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13cm" svg:stroke-color="#2c001e" draw:marker-start-width="0.395cm" draw:marker-end-width="0.395cm" draw:fill="none" draw:textarea-horizontal-align="justify" draw:textarea-vertical-align="middle" draw:auto-grow-height="false" fo:padding-top="0.19cm" fo:padding-bottom="0.19cm" fo:padding-left="0.315cm" fo:padding-right="0.3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4pt" style:font-size-asian="24pt" style:font-size-complex="24pt"/>
    </style:style>
    <style:style style:name="T1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frame draw:style-name="gr1" draw:text-style-name="P1" draw:layer="layout" svg:width="19.589cm" svg:height="12.587cm" svg:x="0cm" svg:y="0cm">
          <draw:image xlink:href="Pictures/1000000000000454000002C8C45E302C.png" xlink:type="simple" xlink:show="embed" xlink:actuate="onLoad">
            <text:p/>
          </draw:image>
        </draw:frame>
        <draw:custom-shape draw:style-name="gr2" draw:text-style-name="P2" draw:layer="layout" svg:width="3.9cm" svg:height="1.3cm" svg:x="7.4cm" svg:y="6.5cm">
          <text:p text:style-name="P2"><text:span text:style-name="T1">Ciomadu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1.2cm" svg:x="9.1cm" svg:y="4.1cm">
          <text:p text:style-name="P2"><text:span text:style-name="T1">Prai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cm" svg:height="3.7cm" svg:x="12.1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6cm" svg:height="1.2cm" svg:x="15.8cm" svg:y="7cm">
          <text:p text:style-name="P2"><text:span text:style-name="T1">Vrance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9cm" fo:page-height="12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07T15:26:56.517861630</dc:date>
    <meta:generator>LibreOffice/4.2.8.2$Linux_X86_64 LibreOffice_project/420m0$Build-2</meta:generator>
    <meta:editing-duration>PT2M37S</meta:editing-duration>
    <meta:editing-cycles>4</meta:editing-cycles>
    <meta:document-statistic meta:object-count="5"/>
  </office:meta>
</office:document-meta>
</file>